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1" table:default-cell-style-name="ce4"/>
        <table:table-column table:style-name="co3" table:default-cell-style-name="ce5"/>
        <table:table-column table:style-name="co1" table:default-cell-style-name="ce5"/>
        <table:table-column table:style-name="co1" table:number-columns-repeated="6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style-name="Default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ilość wątków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przyspieszenie równoległe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ektywnosc przetwarzania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bez sita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table:style-name="Default" office:value-type="float" office:value="58.092" calcext:value-type="float">
            <text:p>58,092</text:p>
          </table:table-cell>
          <table:table-cell office:value-type="float" office:value="224937600000" calcext:value-type="float">
            <text:p>2,25E+11</text:p>
          </table:table-cell>
          <table:table-cell table:style-name="ce6" office:value-type="float" office:value="229334400000" calcext:value-type="float">
            <text:p>2,29E+11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50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4.0% </text:p>
          </table:table-cell>
          <table:table-cell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office:value-type="float" office:value="21.86" calcext:value-type="float">
            <text:p>21,86</text:p>
          </table:table-cell>
          <table:table-cell office:value-type="float" office:value="83757600000" calcext:value-type="float">
            <text:p>8,38E+10</text:p>
          </table:table-cell>
          <table:table-cell office:value-type="float" office:value="86222400000" calcext:value-type="float">
            <text:p>8,62E+10</text:p>
          </table:table-cell>
          <table:table-cell office:value-type="string" calcext:value-type="string">
            <text:p>49.8% 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23.5% </text:p>
          </table:table-cell>
          <table:table-cell office:value-type="string" calcext:value-type="string">
            <text:p>-</text:p>
          </table:table-cell>
          <table:table-cell table:formula="of:=[.$C$4]/[.E9]" office:value-type="float" office:value="1601097.84995425" calcext:value-type="float">
            <text:p>1601097,84995425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36.633" calcext:value-type="float">
            <text:p>36,633</text:p>
          </table:table-cell>
          <table:table-cell office:value-type="float" office:value="141237600000" calcext:value-type="float">
            <text:p>1,41E+11</text:p>
          </table:table-cell>
          <table:table-cell office:value-type="float" office:value="144621600000" calcext:value-type="float">
            <text:p>1,45E+11</text:p>
          </table:table-cell>
          <table:table-cell office:value-type="string" calcext:value-type="string">
            <text:p>48.1% 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23.7% </text:p>
          </table:table-cell>
          <table:table-cell office:value-type="string" calcext:value-type="string">
            <text:p>-</text:p>
          </table:table-cell>
          <table:table-cell table:formula="of:=[.$D$4]/[.E10]" office:value-type="float" office:value="955422.733600852" calcext:value-type="float">
            <text:p>955422,733600852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sit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office:value-type="float" office:value="0.579" calcext:value-type="float">
            <text:p>0,579</text:p>
          </table:table-cell>
          <table:table-cell office:value-type="float" office:value="2311200000" calcext:value-type="float">
            <text:p>2,31E+09</text:p>
          </table:table-cell>
          <table:table-cell office:value-type="float" office:value="1975200000" calcext:value-type="float">
            <text:p>1,98E+09</text:p>
          </table:table-cell>
          <table:table-cell office:value-type="string" calcext:value-type="string">
            <text:p>33.2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4.1% </text:p>
          </table:table-cell>
          <table:table-cell office:value-type="string" calcext:value-type="string">
            <text:p>38.3% </text:p>
          </table:table-cell>
          <table:table-cell office:value-type="string" calcext:value-type="string">
            <text:p>5.8% </text:p>
          </table:table-cell>
          <table:table-cell office:value-type="string" calcext:value-type="string">
            <text:p>21.1% </text:p>
          </table:table-cell>
          <table:table-cell office:value-type="string" calcext:value-type="string">
            <text:p>-</text:p>
          </table:table-cell>
          <table:table-cell table:formula="of:=[.$B$4]/[.E11]" office:value-type="float" office:value="120898098.445596" calcext:value-type="float">
            <text:p>120898098,445596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office:value-type="float" office:value="0.237" calcext:value-type="float">
            <text:p>0,237</text:p>
          </table:table-cell>
          <table:table-cell office:value-type="float" office:value="1166400000" calcext:value-type="float">
            <text:p>1,17E+09</text:p>
          </table:table-cell>
          <table:table-cell office:value-type="float" office:value="859200000" calcext:value-type="float">
            <text:p>8,59E+08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4.2% </text:p>
          </table:table-cell>
          <table:table-cell/>
          <table:table-cell table:formula="of:=[.$C$4]/[.E12]" office:value-type="float" office:value="147679320.675105" calcext:value-type="float">
            <text:p>147679320,675105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0.453" calcext:value-type="float">
            <text:p>0,453</text:p>
          </table:table-cell>
          <table:table-cell office:value-type="float" office:value="1948800000" calcext:value-type="float">
            <text:p>1,95E+09</text:p>
          </table:table-cell>
          <table:table-cell office:value-type="float" office:value="1584000000" calcext:value-type="float">
            <text:p>1,58E+09</text:p>
          </table:table-cell>
          <table:table-cell office:value-type="string" calcext:value-type="string">
            <text:p>26.5% </text:p>
          </table:table-cell>
          <table:table-cell office:value-type="string" calcext:value-type="string">
            <text:p>1.8% </text:p>
          </table:table-cell>
          <table:table-cell table:number-columns-repeated="2" office:value-type="string" calcext:value-type="string">
            <text:p>66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4.6% </text:p>
          </table:table-cell>
          <table:table-cell/>
          <table:table-cell table:formula="of:=[.$D$4]/[.E13]" office:value-type="float" office:value="77262695.3642384" calcext:value-type="float">
            <text:p>77262695,3642384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625" calcext:value-type="float">
            <text:p>0,625</text:p>
          </table:table-cell>
          <table:table-cell office:value-type="float" office:value="4538400000" calcext:value-type="float">
            <text:p>4,54E+09</text:p>
          </table:table-cell>
          <table:table-cell office:value-type="float" office:value="6861600000" calcext:value-type="float">
            <text:p>6,86E+09</text:p>
          </table:table-cell>
          <table:table-cell office:value-type="string" calcext:value-type="string">
            <text:p>21.6% </text:p>
          </table:table-cell>
          <table:table-cell office:value-type="string" calcext:value-type="string">
            <text:p>5.4% </text:p>
          </table:table-cell>
          <table:table-cell office:value-type="string" calcext:value-type="string">
            <text:p>71.4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53.5% </text:p>
          </table:table-cell>
          <table:table-cell office:value-type="string" calcext:value-type="string">
            <text:p>26.5% </text:p>
          </table:table-cell>
          <table:table-cell/>
          <table:table-cell table:formula="of:=[.$B$4]/[.E14]" office:value-type="float" office:value="111999998.4" calcext:value-type="float">
            <text:p>111999998,4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327" calcext:value-type="float">
            <text:p>0,327</text:p>
          </table:table-cell>
          <table:table-cell office:value-type="float" office:value="2268000000" calcext:value-type="float">
            <text:p>2,27E+09</text:p>
          </table:table-cell>
          <table:table-cell office:value-type="float" office:value="2940000000" calcext:value-type="float">
            <text:p>2,94E+09</text:p>
          </table:table-cell>
          <table:table-cell office:value-type="string" calcext:value-type="string">
            <text:p>46.3% </text:p>
          </table:table-cell>
          <table:table-cell office:value-type="string" calcext:value-type="string">
            <text:p>7.6% </text:p>
          </table:table-cell>
          <table:table-cell office:value-type="string" calcext:value-type="string">
            <text:p>46.0% </text:p>
          </table:table-cell>
          <table:table-cell office:value-type="string" calcext:value-type="string">
            <text:p>12.5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20.5% </text:p>
          </table:table-cell>
          <table:table-cell/>
          <table:table-cell table:formula="of:=[.$C$4]/[.E15]" office:value-type="float" office:value="107033636.085627" calcext:value-type="float">
            <text:p>107033636,085627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4" calcext:value-type="float">
            <text:p>0,604</text:p>
          </table:table-cell>
          <table:table-cell office:value-type="float" office:value="3789600000" calcext:value-type="float">
            <text:p>3,79E+09</text:p>
          </table:table-cell>
          <table:table-cell office:value-type="float" office:value="6516000000" calcext:value-type="float">
            <text:p>6,52E+09</text:p>
          </table:table-cell>
          <table:table-cell office:value-type="string" calcext:value-type="string">
            <text:p>37.1% </text:p>
          </table:table-cell>
          <table:table-cell office:value-type="string" calcext:value-type="string">
            <text:p>11.7% </text:p>
          </table:table-cell>
          <table:table-cell office:value-type="string" calcext:value-type="string">
            <text:p>50.4% </text:p>
          </table:table-cell>
          <table:table-cell office:value-type="string" calcext:value-type="string">
            <text:p>26.2% </text:p>
          </table:table-cell>
          <table:table-cell office:value-type="string" calcext:value-type="string">
            <text:p>24.2% </text:p>
          </table:table-cell>
          <table:table-cell office:value-type="string" calcext:value-type="string">
            <text:p>24.9% </text:p>
          </table:table-cell>
          <table:table-cell/>
          <table:table-cell table:formula="of:=[.$D$4]/[.E16]" office:value-type="float" office:value="57947021.5231788" calcext:value-type="float">
            <text:p>57947021,5231788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1.095" calcext:value-type="float">
            <text:p>1,095</text:p>
          </table:table-cell>
          <table:table-cell office:value-type="float" office:value="12621600000" calcext:value-type="float">
            <text:p>1,26E+10</text:p>
          </table:table-cell>
          <table:table-cell office:value-type="float" office:value="12854400000" calcext:value-type="float">
            <text:p>1,29E+10</text:p>
          </table:table-cell>
          <table:table-cell office:value-type="string" calcext:value-type="string">
            <text:p>35.1% </text:p>
          </table:table-cell>
          <table:table-cell office:value-type="string" calcext:value-type="string">
            <text:p>6.6% </text:p>
          </table:table-cell>
          <table:table-cell office:value-type="string" calcext:value-type="string">
            <text:p>57.1% </text:p>
          </table:table-cell>
          <table:table-cell office:value-type="string" calcext:value-type="string">
            <text:p>43.8% </text:p>
          </table:table-cell>
          <table:table-cell office:value-type="string" calcext:value-type="string">
            <text:p>13.3% </text:p>
          </table:table-cell>
          <table:table-cell office:value-type="string" calcext:value-type="string">
            <text:p>46.9% </text:p>
          </table:table-cell>
          <table:table-cell/>
          <table:table-cell table:formula="of:=[.$B$4]/[.E17]" office:value-type="float" office:value="63926939.7260274" calcext:value-type="float">
            <text:p>63926939,7260274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523" calcext:value-type="float">
            <text:p>0,523</text:p>
          </table:table-cell>
          <table:table-cell office:value-type="float" office:value="6660000000" calcext:value-type="float">
            <text:p>6,66E+09</text:p>
          </table:table-cell>
          <table:table-cell office:value-type="float" office:value="7209600000" calcext:value-type="float">
            <text:p>7,21E+09</text:p>
          </table:table-cell>
          <table:table-cell office:value-type="string" calcext:value-type="string">
            <text:p>30.5% </text:p>
          </table:table-cell>
          <table:table-cell office:value-type="string" calcext:value-type="string">
            <text:p>6.4% </text:p>
          </table:table-cell>
          <table:table-cell office:value-type="string" calcext:value-type="string">
            <text:p>63.4% </text:p>
          </table:table-cell>
          <table:table-cell office:value-type="string" calcext:value-type="string">
            <text:p>53.6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43.7% </text:p>
          </table:table-cell>
          <table:table-cell/>
          <table:table-cell table:formula="of:=[.$C$4]/[.E18]" office:value-type="float" office:value="66921604.206501" calcext:value-type="float">
            <text:p>66921604,206501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963" calcext:value-type="float">
            <text:p>0,963</text:p>
          </table:table-cell>
          <table:table-cell office:value-type="float" office:value="10432800000" calcext:value-type="float">
            <text:p>1,04E+10</text:p>
          </table:table-cell>
          <table:table-cell office:value-type="float" office:value="12489600000" calcext:value-type="float">
            <text:p>1,25E+10</text:p>
          </table:table-cell>
          <table:table-cell office:value-type="string" calcext:value-type="string">
            <text:p>36.3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53.9% </text:p>
          </table:table-cell>
          <table:table-cell office:value-type="string" calcext:value-type="string">
            <text:p>41.5% </text:p>
          </table:table-cell>
          <table:table-cell office:value-type="string" calcext:value-type="string">
            <text:p>12.3% </text:p>
          </table:table-cell>
          <table:table-cell office:value-type="string" calcext:value-type="string">
            <text:p>53.2% </text:p>
          </table:table-cell>
          <table:table-cell/>
          <table:table-cell table:formula="of:=[.$D$4]/[.E19]" office:value-type="float" office:value="36344757.0093458" calcext:value-type="float">
            <text:p>36344757,0093458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66" calcext:value-type="float">
            <text:p>0,66</text:p>
          </table:table-cell>
          <table:table-cell office:value-type="float" office:value="6038400000" calcext:value-type="float">
            <text:p>6,04E+09</text:p>
          </table:table-cell>
          <table:table-cell office:value-type="float" office:value="11911200000" calcext:value-type="float">
            <text:p>1,19E+10</text:p>
          </table:table-cell>
          <table:table-cell office:value-type="string" calcext:value-type="string">
            <text:p>26.4% </text:p>
          </table:table-cell>
          <table:table-cell office:value-type="string" calcext:value-type="string">
            <text:p>10.1% </text:p>
          </table:table-cell>
          <table:table-cell office:value-type="string" calcext:value-type="string">
            <text:p>62.9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1.5% </text:p>
          </table:table-cell>
          <table:table-cell office:value-type="string" calcext:value-type="string">
            <text:p>36.3%</text:p>
          </table:table-cell>
          <table:table-cell/>
          <table:table-cell table:formula="of:=[.$B$4]/[.E20]" office:value-type="float" office:value="106060604.545455" calcext:value-type="float">
            <text:p>106060604,545455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255" calcext:value-type="float">
            <text:p>0,255</text:p>
          </table:table-cell>
          <table:table-cell office:value-type="float" office:value="3225600000" calcext:value-type="float">
            <text:p>3,23E+09</text:p>
          </table:table-cell>
          <table:table-cell office:value-type="float" office:value="5599200000" calcext:value-type="float">
            <text:p>5,60E+09</text:p>
          </table:table-cell>
          <table:table-cell office:value-type="string" calcext:value-type="string">
            <text:p>19.5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74.0% </text:p>
          </table:table-cell>
          <table:table-cell office:value-type="string" calcext:value-type="string">
            <text:p>43.0% 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28.7% </text:p>
          </table:table-cell>
          <table:table-cell/>
          <table:table-cell table:formula="of:=[.$C$4]/[.E21]" office:value-type="float" office:value="137254898.039216" calcext:value-type="float">
            <text:p>137254898,039216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3" calcext:value-type="float">
            <text:p>0,603</text:p>
          </table:table-cell>
          <table:table-cell office:value-type="float" office:value="4711200000" calcext:value-type="float">
            <text:p>4,71E+09</text:p>
          </table:table-cell>
          <table:table-cell office:value-type="float" office:value="9240000000" calcext:value-type="float">
            <text:p>9,24E+09</text:p>
          </table:table-cell>
          <table:table-cell office:value-type="string" calcext:value-type="string">
            <text:p>33.3% </text:p>
          </table:table-cell>
          <table:table-cell office:value-type="string" calcext:value-type="string">
            <text:p>8.5% </text:p>
          </table:table-cell>
          <table:table-cell office:value-type="string" calcext:value-type="string">
            <text:p>58.2% </text:p>
          </table:table-cell>
          <table:table-cell office:value-type="string" calcext:value-type="string">
            <text:p>44.8% </text:p>
          </table:table-cell>
          <table:table-cell office:value-type="string" calcext:value-type="string">
            <text:p>13.4% </text:p>
          </table:table-cell>
          <table:table-cell office:value-type="string" calcext:value-type="string">
            <text:p>32.4% </text:p>
          </table:table-cell>
          <table:table-cell/>
          <table:table-cell table:formula="of:=[.$D$4]/[.E22]" office:value-type="float" office:value="58043119.4029851" calcext:value-type="float">
            <text:p>58043119,4029851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.348" calcext:value-type="float">
            <text:p>1,348</text:p>
          </table:table-cell>
          <table:table-cell office:value-type="float" office:value="17104800000" calcext:value-type="float">
            <text:p>1,71E+10</text:p>
          </table:table-cell>
          <table:table-cell office:value-type="float" office:value="19740000000" calcext:value-type="float">
            <text:p>1,97E+10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8.7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27.8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5% </text:p>
          </table:table-cell>
          <table:table-cell/>
          <table:table-cell table:formula="of:=[.$B$4]/[.E23]" office:value-type="float" office:value="51928782.6409496" calcext:value-type="float">
            <text:p>51928782,6409496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63" calcext:value-type="float">
            <text:p>0,63</text:p>
          </table:table-cell>
          <table:table-cell office:value-type="float" office:value="9518400000" calcext:value-type="float">
            <text:p>9,52E+09</text:p>
          </table:table-cell>
          <table:table-cell office:value-type="float" office:value="12278400000" calcext:value-type="float">
            <text:p>1,23E+10</text:p>
          </table:table-cell>
          <table:table-cell office:value-type="string" calcext:value-type="string">
            <text:p>32.8% </text:p>
          </table:table-cell>
          <table:table-cell office:value-type="string" calcext:value-type="string">
            <text:p>8.0% </text:p>
          </table:table-cell>
          <table:table-cell office:value-type="string" calcext:value-type="string">
            <text:p>58.7% </text:p>
          </table:table-cell>
          <table:table-cell office:value-type="string" calcext:value-type="string">
            <text:p>44.9% </text:p>
          </table:table-cell>
          <table:table-cell office:value-type="string" calcext:value-type="string">
            <text:p>13.9% </text:p>
          </table:table-cell>
          <table:table-cell office:value-type="string" calcext:value-type="string">
            <text:p>44.5% </text:p>
          </table:table-cell>
          <table:table-cell/>
          <table:table-cell table:formula="of:=[.$C$4]/[.E24]" office:value-type="float" office:value="55555553.968254" calcext:value-type="float">
            <text:p>55555553,968254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.053" calcext:value-type="float">
            <text:p>1,053</text:p>
          </table:table-cell>
          <table:table-cell office:value-type="float" office:value="12938400000" calcext:value-type="float">
            <text:p>1,29E+10</text:p>
          </table:table-cell>
          <table:table-cell office:value-type="float" office:value="17956800000" calcext:value-type="float">
            <text:p>1,80E+10</text:p>
          </table:table-cell>
          <table:table-cell office:value-type="string" calcext:value-type="string">
            <text:p>35.2% </text:p>
          </table:table-cell>
          <table:table-cell office:value-type="string" calcext:value-type="string">
            <text:p>8.6% </text:p>
          </table:table-cell>
          <table:table-cell office:value-type="string" calcext:value-type="string">
            <text:p>56.8% </text:p>
          </table:table-cell>
          <table:table-cell office:value-type="string" calcext:value-type="string">
            <text:p>47.0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54.5% </text:p>
          </table:table-cell>
          <table:table-cell/>
          <table:table-cell table:formula="of:=[.$D$4]/[.E25]" office:value-type="float" office:value="33238367.5213675" calcext:value-type="float">
            <text:p>33238367,5213675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5" calcext:value-type="float">
            <text:p>0,5</text:p>
          </table:table-cell>
          <table:table-cell office:value-type="float" office:value="3460800000" calcext:value-type="float">
            <text:p>3,46E+09</text:p>
          </table:table-cell>
          <table:table-cell office:value-type="float" office:value="5848800000" calcext:value-type="float">
            <text:p>5,85E+09</text:p>
          </table:table-cell>
          <table:table-cell office:value-type="string" calcext:value-type="string">
            <text:p>15.4% </text:p>
          </table:table-cell>
          <table:table-cell office:value-type="string" calcext:value-type="string">
            <text:p>5.0% </text:p>
          </table:table-cell>
          <table:table-cell office:value-type="string" calcext:value-type="string">
            <text:p>78.4% </text:p>
          </table:table-cell>
          <table:table-cell office:value-type="string" calcext:value-type="string">
            <text:p>71.2% </text:p>
          </table:table-cell>
          <table:table-cell office:value-type="string" calcext:value-type="string">
            <text:p>7.2% </text:p>
          </table:table-cell>
          <table:table-cell office:value-type="string" calcext:value-type="string">
            <text:p>38.7% </text:p>
          </table:table-cell>
          <table:table-cell/>
          <table:table-cell table:formula="of:=[.$B$4]/[.E26]" office:value-type="float" office:value="139999998" calcext:value-type="float">
            <text:p>139999998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71" calcext:value-type="float">
            <text:p>0,171</text:p>
          </table:table-cell>
          <table:table-cell office:value-type="float" office:value="1764000000" calcext:value-type="float">
            <text:p>1,76E+09</text:p>
          </table:table-cell>
          <table:table-cell office:value-type="float" office:value="1999200000" calcext:value-type="float">
            <text:p>2,00E+09</text:p>
          </table:table-cell>
          <table:table-cell office:value-type="string" calcext:value-type="string">
            <text:p>60.2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4.8% </text:p>
          </table:table-cell>
          <table:table-cell office:value-type="string" calcext:value-type="string">
            <text:p>3.4% </text:p>
          </table:table-cell>
          <table:table-cell office:value-type="string" calcext:value-type="string">
            <text:p>1.4% </text:p>
          </table:table-cell>
          <table:table-cell office:value-type="string" calcext:value-type="string">
            <text:p>23.9% </text:p>
          </table:table-cell>
          <table:table-cell/>
          <table:table-cell table:formula="of:=[.$C$4]/[.E27]" office:value-type="float" office:value="204678356.725146" calcext:value-type="float">
            <text:p>204678356,725146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54" calcext:value-type="float">
            <text:p>0,154</text:p>
          </table:table-cell>
          <table:table-cell office:value-type="float" office:value="1749600000" calcext:value-type="float">
            <text:p>1,75E+09</text:p>
          </table:table-cell>
          <table:table-cell office:value-type="float" office:value="1872000000" calcext:value-type="float">
            <text:p>1,87E+09</text:p>
          </table:table-cell>
          <table:table-cell office:value-type="string" calcext:value-type="string">
            <text:p>58.3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34.2% </text:p>
          </table:table-cell>
          <table:table-cell office:value-type="string" calcext:value-type="string">
            <text:p>16.4% </text:p>
          </table:table-cell>
          <table:table-cell office:value-type="string" calcext:value-type="string">
            <text:p>17.8% </text:p>
          </table:table-cell>
          <table:table-cell office:value-type="string" calcext:value-type="string">
            <text:p>25.2% </text:p>
          </table:table-cell>
          <table:table-cell/>
          <table:table-cell table:formula="of:=[.$D$4]/[.E28]" office:value-type="float" office:value="227272733.766234" calcext:value-type="float">
            <text:p>227272733,766234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0.934" calcext:value-type="float">
            <text:p>0,934</text:p>
          </table:table-cell>
          <table:table-cell office:value-type="float" office:value="12384000000" calcext:value-type="float">
            <text:p>1,24E+10</text:p>
          </table:table-cell>
          <table:table-cell office:value-type="float" office:value="10099200000" calcext:value-type="float">
            <text:p>1,01E+10</text:p>
          </table:table-cell>
          <table:table-cell office:value-type="string" calcext:value-type="string">
            <text:p>30.7% </text:p>
          </table:table-cell>
          <table:table-cell office:value-type="string" calcext:value-type="string">
            <text:p>9.4% </text:p>
          </table:table-cell>
          <table:table-cell office:value-type="string" calcext:value-type="string">
            <text:p>58.8% </text:p>
          </table:table-cell>
          <table:table-cell office:value-type="string" calcext:value-type="string">
            <text:p>32.2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40.2% </text:p>
          </table:table-cell>
          <table:table-cell/>
          <table:table-cell table:formula="of:=[.$B$4]/[.E29]" office:value-type="float" office:value="74946465.738758" calcext:value-type="float">
            <text:p>74946465,738758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02" calcext:value-type="float">
            <text:p>0,402</text:p>
          </table:table-cell>
          <table:table-cell office:value-type="float" office:value="6612000000" calcext:value-type="float">
            <text:p>6,61E+09</text:p>
          </table:table-cell>
          <table:table-cell office:value-type="float" office:value="5416800000" calcext:value-type="float">
            <text:p>5,42E+09</text:p>
          </table:table-cell>
          <table:table-cell office:value-type="string" calcext:value-type="string">
            <text:p>55.9% </text:p>
          </table:table-cell>
          <table:table-cell office:value-type="string" calcext:value-type="string">
            <text:p>18.9% </text:p>
          </table:table-cell>
          <table:table-cell office:value-type="string" calcext:value-type="string">
            <text:p>24.4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16.2% </text:p>
          </table:table-cell>
          <table:table-cell office:value-type="string" calcext:value-type="string">
            <text:p>32.3% </text:p>
          </table:table-cell>
          <table:table-cell/>
          <table:table-cell table:formula="of:=[.$C$4]/[.E30]" office:value-type="float" office:value="87064674.1293532" calcext:value-type="float">
            <text:p>87064674,1293532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451" calcext:value-type="float">
            <text:p>0,451</text:p>
          </table:table-cell>
          <table:table-cell office:value-type="float" office:value="6789600000" calcext:value-type="float">
            <text:p>6,79E+09</text:p>
          </table:table-cell>
          <table:table-cell office:value-type="float" office:value="5911200000" calcext:value-type="float">
            <text:p>5,91E+09</text:p>
          </table:table-cell>
          <table:table-cell office:value-type="string" calcext:value-type="string">
            <text:p>42.6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6% </text:p>
          </table:table-cell>
          <table:table-cell office:value-type="string" calcext:value-type="string">
            <text:p>14.0% </text:p>
          </table:table-cell>
          <table:table-cell office:value-type="string" calcext:value-type="string">
            <text:p>31.6% </text:p>
          </table:table-cell>
          <table:table-cell office:value-type="string" calcext:value-type="string">
            <text:p>29.6% </text:p>
          </table:table-cell>
          <table:table-cell/>
          <table:table-cell table:formula="of:=[.$D$4]/[.E31]" office:value-type="float" office:value="77605323.7250554" calcext:value-type="float">
            <text:p>77605323,7250554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31" calcext:value-type="float">
            <text:p>0,31</text:p>
          </table:table-cell>
          <table:table-cell office:value-type="float" office:value="3998400000" calcext:value-type="float">
            <text:p>4,00E+09</text:p>
          </table:table-cell>
          <table:table-cell office:value-type="float" office:value="5287200000" calcext:value-type="float">
            <text:p>5,29E+09</text:p>
          </table:table-cell>
          <table:table-cell office:value-type="string" calcext:value-type="string">
            <text:p>46.1% </text:p>
          </table:table-cell>
          <table:table-cell office:value-type="string" calcext:value-type="string">
            <text:p>11.1% </text:p>
          </table:table-cell>
          <table:table-cell office:value-type="string" calcext:value-type="string">
            <text:p>40.2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22.3% </text:p>
          </table:table-cell>
          <table:table-cell office:value-type="string" calcext:value-type="string">
            <text:p>33.8% </text:p>
          </table:table-cell>
          <table:table-cell/>
          <table:table-cell table:formula="of:=[.$B$4]/[.E32]" office:value-type="float" office:value="225806448.387097" calcext:value-type="float">
            <text:p>225806448,387097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81" calcext:value-type="float">
            <text:p>0,181</text:p>
          </table:table-cell>
          <table:table-cell office:value-type="float" office:value="1893600000" calcext:value-type="float">
            <text:p>1,89E+09</text:p>
          </table:table-cell>
          <table:table-cell office:value-type="float" office:value="2414400000" calcext:value-type="float">
            <text:p>2,41E+09</text:p>
          </table:table-cell>
          <table:table-cell office:value-type="string" calcext:value-type="string">
            <text:p>75.4% </text:p>
          </table:table-cell>
          <table:table-cell office:value-type="string" calcext:value-type="string">
            <text:p>25.5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9.7% </text:p>
          </table:table-cell>
          <table:table-cell/>
          <table:table-cell table:formula="of:=[.$C$4]/[.E33]" office:value-type="float" office:value="193370160.220994" calcext:value-type="float">
            <text:p>193370160,220994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71" calcext:value-type="float">
            <text:p>0,171</text:p>
          </table:table-cell>
          <table:table-cell office:value-type="float" office:value="1905600000" calcext:value-type="float">
            <text:p>1,91E+09</text:p>
          </table:table-cell>
          <table:table-cell office:value-type="float" office:value="2371200000" calcext:value-type="float">
            <text:p>2,37E+09</text:p>
          </table:table-cell>
          <table:table-cell office:value-type="string" calcext:value-type="string">
            <text:p>29.5% </text:p>
          </table:table-cell>
          <table:table-cell office:value-type="string" calcext:value-type="string">
            <text:p>22.4% </text:p>
          </table:table-cell>
          <table:table-cell office:value-type="string" calcext:value-type="string">
            <text:p>45.7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19.1% </text:p>
          </table:table-cell>
          <table:table-cell office:value-type="string" calcext:value-type="string">
            <text:p>33.4% </text:p>
          </table:table-cell>
          <table:table-cell/>
          <table:table-cell table:formula="of:=[.$D$4]/[.E34]" office:value-type="float" office:value="204678368.421053" calcext:value-type="float">
            <text:p>204678368,421053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0.879" calcext:value-type="float">
            <text:p>0,879</text:p>
          </table:table-cell>
          <table:table-cell office:value-type="float" office:value="16848000000" calcext:value-type="float">
            <text:p>1,68E+10</text:p>
          </table:table-cell>
          <table:table-cell office:value-type="float" office:value="12734400000" calcext:value-type="float">
            <text:p>1,27E+10</text:p>
          </table:table-cell>
          <table:table-cell office:value-type="string" calcext:value-type="string">
            <text:p>51.7% </text:p>
          </table:table-cell>
          <table:table-cell office:value-type="string" calcext:value-type="string">
            <text:p>11.4% </text:p>
          </table:table-cell>
          <table:table-cell office:value-type="string" calcext:value-type="string">
            <text:p>35.4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25.6% </text:p>
          </table:table-cell>
          <table:table-cell office:value-type="string" calcext:value-type="string">
            <text:p>38.4% </text:p>
          </table:table-cell>
          <table:table-cell/>
          <table:table-cell table:formula="of:=[.$B$4]/[.E35]" office:value-type="float" office:value="79635948.8054608" calcext:value-type="float">
            <text:p>79635948,8054608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91" calcext:value-type="float">
            <text:p>0,491</text:p>
          </table:table-cell>
          <table:table-cell office:value-type="float" office:value="9434400000" calcext:value-type="float">
            <text:p>9,43E+09</text:p>
          </table:table-cell>
          <table:table-cell office:value-type="float" office:value="9201600000" calcext:value-type="float">
            <text:p>9,20E+09</text:p>
          </table:table-cell>
          <table:table-cell office:value-type="string" calcext:value-type="string">
            <text:p>51.1% </text:p>
          </table:table-cell>
          <table:table-cell table:number-columns-repeated="2" office:value-type="string" calcext:value-type="string">
            <text:p>8.5% </text:p>
          </table:table-cell>
          <table:table-cell office:value-type="string" calcext:value-type="string">
            <text:p>18.1% </text:p>
          </table:table-cell>
          <table:table-cell office:value-type="string" calcext:value-type="string">
            <text:p>20.8% </text:p>
          </table:table-cell>
          <table:table-cell office:value-type="string" calcext:value-type="string">
            <text:p>34.1% </text:p>
          </table:table-cell>
          <table:table-cell/>
          <table:table-cell table:formula="of:=[.$C$4]/[.E36]" office:value-type="float" office:value="71283093.6863544" calcext:value-type="float">
            <text:p>71283093,6863544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516" calcext:value-type="float">
            <text:p>0,516</text:p>
          </table:table-cell>
          <table:table-cell office:value-type="float" office:value="9741600000" calcext:value-type="float">
            <text:p>9,74E+09</text:p>
          </table:table-cell>
          <table:table-cell office:value-type="float" office:value="9744000000" calcext:value-type="float">
            <text:p>9,74E+09</text:p>
          </table:table-cell>
          <table:table-cell office:value-type="string" calcext:value-type="string">
            <text:p>49.1% </text:p>
          </table:table-cell>
          <table:table-cell office:value-type="string" calcext:value-type="string">
            <text:p>11.5% </text:p>
          </table:table-cell>
          <table:table-cell office:value-type="string" calcext:value-type="string">
            <text:p>37.9% </text:p>
          </table:table-cell>
          <table:table-cell office:value-type="string" calcext:value-type="string">
            <text:p>8.9% </text:p>
          </table:table-cell>
          <table:table-cell office:value-type="string" calcext:value-type="string">
            <text:p>29.1% </text:p>
          </table:table-cell>
          <table:table-cell office:value-type="string" calcext:value-type="string">
            <text:p>32.5% </text:p>
          </table:table-cell>
          <table:table-cell/>
          <table:table-cell table:formula="of:=[.$D$4]/[.E37]" office:value-type="float" office:value="67829459.3023256" calcext:value-type="float">
            <text:p>67829459,3023256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bez sita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23.31" calcext:value-type="float">
            <text:p>23,31</text:p>
          </table:table-cell>
          <table:table-cell office:value-type="float" office:value="226416000000" calcext:value-type="float">
            <text:p>2,26E+11</text:p>
          </table:table-cell>
          <table:table-cell office:value-type="float" office:value="263196000000" calcext:value-type="float">
            <text:p>2,63E+11</text:p>
          </table:table-cell>
          <table:table-cell office:value-type="string" calcext:value-type="string">
            <text:p>51.5% </text:p>
          </table:table-cell>
          <table:table-cell office:value-type="string" calcext:value-type="string">
            <text:p>51.6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59.0% </text:p>
          </table:table-cell>
          <table:table-cell/>
          <table:table-cell table:formula="of:=[.$B$4]/[.E38]" office:value-type="float" office:value="3003002.96010296" calcext:value-type="float">
            <text:p>3003002,96010296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8.202" calcext:value-type="float">
            <text:p>8,202</text:p>
          </table:table-cell>
          <table:table-cell office:value-type="float" office:value="85471200000" calcext:value-type="float">
            <text:p>8,55E+10</text:p>
          </table:table-cell>
          <table:table-cell office:value-type="float" office:value="99196800000" calcext:value-type="float">
            <text:p>9,92E+10</text:p>
          </table:table-cell>
          <table:table-cell office:value-type="string" calcext:value-type="string">
            <text:p>52.5% </text:p>
          </table:table-cell>
          <table:table-cell office:value-type="string" calcext:value-type="string">
            <text:p>50.8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58.5% </text:p>
          </table:table-cell>
          <table:table-cell/>
          <table:table-cell table:formula="of:=[.$C$4]/[.E39]" office:value-type="float" office:value="4267251.7678615" calcext:value-type="float">
            <text:p>4267251,7678615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2.764" calcext:value-type="float">
            <text:p>12,764</text:p>
          </table:table-cell>
          <table:table-cell office:value-type="float" office:value="142936800000" calcext:value-type="float">
            <text:p>1,43E+11</text:p>
          </table:table-cell>
          <table:table-cell office:value-type="float" office:value="168621600000" calcext:value-type="float">
            <text:p>1,69E+11</text:p>
          </table:table-cell>
          <table:table-cell office:value-type="string" calcext:value-type="string">
            <text:p>50.6% </text:p>
          </table:table-cell>
          <table:table-cell office:value-type="string" calcext:value-type="string">
            <text:p>48.7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70.4% </text:p>
          </table:table-cell>
          <table:table-cell/>
          <table:table-cell table:formula="of:=[.$D$4]/[.E40]" office:value-type="float" office:value="2742087.19837042" calcext:value-type="float">
            <text:p>2742087,19837042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3">
            <text:p>funkcyjny domenowy bez sita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6.576" calcext:value-type="float">
            <text:p>16,576</text:p>
          </table:table-cell>
          <table:table-cell office:value-type="float" office:value="228499200000" calcext:value-type="float">
            <text:p>2,28E+11</text:p>
          </table:table-cell>
          <table:table-cell office:value-type="float" office:value="323544000000" calcext:value-type="float">
            <text:p>3,24E+11</text:p>
          </table:table-cell>
          <table:table-cell office:value-type="string" calcext:value-type="string">
            <text:p>58.1% </text:p>
          </table:table-cell>
          <table:table-cell office:value-type="string" calcext:value-type="string">
            <text:p>41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7.6% </text:p>
          </table:table-cell>
          <table:table-cell/>
          <table:table-cell table:formula="of:=[.$B$4]/[.E41]" office:value-type="float" office:value="4222972.91264479" calcext:value-type="float">
            <text:p>4222972,91264479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6.091" calcext:value-type="float">
            <text:p>6,091</text:p>
          </table:table-cell>
          <table:table-cell office:value-type="float" office:value="86942400000" calcext:value-type="float">
            <text:p>8,69E+10</text:p>
          </table:table-cell>
          <table:table-cell office:value-type="float" office:value="125935200000" calcext:value-type="float">
            <text:p>1,26E+11</text:p>
          </table:table-cell>
          <table:table-cell office:value-type="string" calcext:value-type="string">
            <text:p>59.6% </text:p>
          </table:table-cell>
          <table:table-cell office:value-type="string" calcext:value-type="string">
            <text:p>42.0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8.2% </text:p>
          </table:table-cell>
          <table:table-cell/>
          <table:table-cell table:formula="of:=[.$C$4]/[.E42]" office:value-type="float" office:value="5746182.72861599" calcext:value-type="float">
            <text:p>5746182,72861599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9.156" calcext:value-type="float">
            <text:p>9,156</text:p>
          </table:table-cell>
          <table:table-cell office:value-type="float" office:value="143856000000" calcext:value-type="float">
            <text:p>1,44E+11</text:p>
          </table:table-cell>
          <table:table-cell office:value-type="float" office:value="214010400000" calcext:value-type="float">
            <text:p>2,14E+11</text:p>
          </table:table-cell>
          <table:table-cell office:value-type="string" calcext:value-type="string">
            <text:p>60.5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0.5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5% </text:p>
          </table:table-cell>
          <table:table-cell office:value-type="string" calcext:value-type="string">
            <text:p>84.9% </text:p>
          </table:table-cell>
          <table:table-cell/>
          <table:table-cell table:formula="of:=[.$D$4]/[.E43]" office:value-type="float" office:value="3822630.07863696" calcext:value-type="float">
            <text:p>3822630,078636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19:17:07.258000000</dc:date>
    <meta:editing-duration>PT2H20M7S</meta:editing-duration>
    <meta:editing-cycles>27</meta:editing-cycles>
    <meta:document-statistic meta:table-count="1" meta:cell-count="454" meta:object-count="0"/>
  </office:meta>
</office:document-meta>
</file>